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2cdfe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00ddab">
      <style:text-properties style:text-underline-style="none" xlink:href="http://www.eins.de"/>
    </style:style>
    <style:style style:family="text" style:name="ac55ee3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ddf84e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33a2c6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d616b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4c6cc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f12beb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705da0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79e608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5aa7dd" style:parent-style-name="Standard">
      <style:paragraph-properties fo:margin-left="7.5mm" fo:margin-right="0.0mm" fo:text-indent="-7.5mm"/>
      <style:text-properties/>
    </style:style>
    <style:style style:family="text" style:name="a246598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15e537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  <style:style style:family="text" style:name="a4c3f45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79e608"><draw:frame draw:style-name="a705da0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f12beb"/>
      <text:p text:style-name="a4c6ccc"/>
      <text:p text:style-name="ad616bc"/>
      <text:p text:style-name="a33a2c6"/>
      <text:p text:style-name="a5aa7dd"><text:a xlink:href="http://www.eins.de"><text:span text:style-name="Hyperlink">Kapitel</text:span></text:a><text:a xlink:href="http://www.eins.de"><text:span text:style-name="a4c3f45"><text:s/><text:s/><text:s/><text:s text:c="3"/></text:span><text:span text:style-name="a00ddab"><text:s text:c="3"/><text:s text:c="4"/><text:s text:c="2"/><text:s text:c="5"/><text:s text:c="6"/><text:s text:c="2"/></text:span></text:a><text:a xlink:href="http://www.zwei.de"><text:span text:style-name="Hyperlink">10</text:span></text:a></text:p>
      <text:p text:style-name="a2cdfec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c85ac9" style:parent-style-name="Header">
      <style:text-properties fo:font-size="10.0pt" style:font-name="Verdana" style:font-name-complex="Verdana" style:font-size-asian="10.0pt"/>
    </style:style>
    <style:style style:family="paragraph" style:name="a07b133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adb571">
      <style:text-properties fo:font-size="10.0pt" style:font-name="Verdana" style:font-name-complex="Verdana" style:font-size-asian="10.0pt"/>
    </style:style>
    <style:style style:family="paragraph" style:name="ae648c7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e648c7"><text:span text:style-name="aadb571">Handbuch Pastoralbüro<text:tab/>Kapitel 10 – 10.0 Inhaltsverzeichnis</text:span></text:p>
        <text:p text:style-name="a07b133"/>
        <text:p text:style-name="ac85ac9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18S</meta:editing-duration>
  </office:meta>
</office:document-meta>
</file>